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justify" style:justify-single-word="false"/>
      <style:text-properties officeooo:rsid="00029e47" officeooo:paragraph-rsid="00029e47"/>
    </style:style>
    <style:style style:name="P4" style:family="paragraph" style:parent-style-name="Standard" style:list-style-name="L1">
      <style:paragraph-properties fo:line-height="200%" fo:text-align="justify" style:justify-single-word="false"/>
      <style:text-properties officeooo:rsid="0004b3a3" officeooo:paragraph-rsid="0004b3a3"/>
    </style:style>
    <style:style style:name="P5" style:family="paragraph" style:parent-style-name="Standard" style:master-page-name="Standard">
      <style:paragraph-properties fo:text-align="center" style:justify-single-word="false" style:page-number="auto"/>
    </style:style>
    <style:style style:name="P6" style:family="paragraph" style:parent-style-name="Heading_20_1">
      <style:paragraph-properties fo:line-height="100%"/>
    </style:style>
    <style:style style:name="T1" style:family="text">
      <style:text-properties fo:font-size="28pt" fo:font-weight="bold" style:font-size-asian="28pt" style:font-weight-asian="bold" style:font-size-complex="28pt"/>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officeooo:rsid="00029e47"/>
    </style:style>
    <style:style style:name="T5" style:family="text">
      <style:text-properties officeooo:rsid="000459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ind Muscle</text:span></text:p>
      <text:p text:style-name="P2"><text:span text:style-name="T2">Introduction </text:span><text:line-break/>The purpose of this document is to provide a comprehensive overview of using the software “Mind Muscle”. Mind Muscle is a game that allows you to measure, train and track your ability to focus. It is designed to be used in conjunction with the Neurosky EEG (electroencephalogram) headset, giving you an easy way to gauge your own level of focus, and providing an interface for further analysis. </text:p>
      <text:p text:style-name="P2"><text:span text:style-name="T2">Basic Setup</text:span></text:p>
      <text:p text:style-name="P1">Once the headset is properly placed on your head, launch the game. You will then see the game’s start menu. If the Neurosky Mindwave Headset and/or a webcam are not detected, a warning message will print out for each scenario respectively:</text:p>
      <text:p text:style-name="P6"><text:tab/><text:span text:style-name="T3">=== Warning ===</text:span></text:p>
      <text:p text:style-name="P6"><text:span text:style-name="T3"><text:tab/>No webcam detected!</text:span></text:p>
      <text:p text:style-name="P6"><text:span text:style-name="T3"><text:tab/>Reverting to mouse position instead of gaze position</text:span></text:p>
      <text:p text:style-name="P6"><text:span text:style-name="T3"><text:tab/>==============</text:span></text:p>
      <text:p text:style-name="P6"><text:span text:style-name="T3"><text:tab/>=== Warning ===</text:span></text:p>
      <text:p text:style-name="P6"><text:span text:style-name="T3"><text:tab/>The Neurosky headset was not detected!</text:span></text:p>
      <text:p text:style-name="P6"><text:span text:style-name="T3"><text:tab/>Reverting to keypresses instead of EEG data</text:span></text:p>
      <text:p text:style-name="P6"><text:span text:style-name="T3"><text:tab/>==============</text:span></text:p>
      <text:p text:style-name="P1">As these messages indicate, there are alternative methods of input if the use3r does not have a webcam or the Mindwave headset. <text:s/>In these events, the mouse position will be substituted for the gaze position, and pressing any of the keys on the keyboard in rapid succession (i.e “button mashing”) will raise the focus level. <text:s/></text:p>
      <text:p text:style-name="P1"><text:soft-page-break/><text:tab/>If the decives are found, then they will be used for the game's input. <text:s/>As mentioned, this game utilizes gaze tracking and beta wave level measurement for its input. <text:s/>Because the gaze tracking is accomplished with a simple webcam, it cannot completely track where you are looking based on pupil position alone. <text:s/>Thus, when controlling objects via gaze tracking, the user must move their head to be facing where they are looking in addition to moving their eyes. <text:s text:c="2"/>The beta wave level is representative of one's focus level, so this metric is controlled by the user's attention. <text:s/>This requires a lot of trial and error, but things such as browsing face book or watching a movie will cause it to go down, while focusing intently on a single though will cause it to raise.</text:p>
      <text:p text:style-name="P2"><text:span text:style-name="T2">Calibrate</text:span></text:p>
      <text:p text:style-name="P2"><text:span text:style-name="T2"><text:tab/></text:span>If this is your first time, click “Calibrate”. The calibration mode will show you the current state of the brainwaves detected, in the form of “Focus”, a percentage value with 0 as the minimum and 100 as the maximum. It will also show you the position of your gaze on the screen in the form of an (x,y) coordinate. <text:s/>In Calibrate mode, the user can get a feel for how the controls of the game work. <text:s/>Your gaze controls a cursor (marked by a red circle), which becomes more green the higher your focus level is. <text:s/>When your gaze is close enough to a box, it will snap to it. <text:s/>However, if your focus level isn't high enough, the cursor will quickly unsnap from the box. <text:s/>By looking at the box and focusing hard enough, the box is lifted, and can be moved side to side based on your gaze. <text:s/>This mode has no time limit, and can be considered a training method in order to acquaint oneself with the controls.</text:p>
      <text:p text:style-name="P2"><text:span text:style-name="T2">Start Game</text:span></text:p>
      <text:p text:style-name="P1">Once you’re comfortable with the calibration, hit the “Escape” key to go back to the main menu. You may now initiate the game by clicking “Measure”. <text:s/>This will start the first level of the game. </text:p>
      <text:p text:style-name="P1"/>
      <text:p text:style-name="P1"><text:soft-page-break/></text:p>
      <text:p text:style-name="P1"/>
      <text:p text:style-name="P2"><text:span text:style-name="T2">Playing the Game</text:span></text:p>
      <text:p text:style-name="P1"><text:tab/>The very first level of the game presents the user with a single box. The goal is to lift the box up off the ground and keep it raised above a certain height for as long as possible, with a 30 second time limit on the level. A timer is displayed at the top of the screen, letting the user know how much time is left in seconds. <text:s/>The box is lifted only when the user is looking at the box AND the focus reading is above a certain threshold. <text:s/>Once the threshold is passed, the box is raised relative to the user's focus level. <text:s/>Thus, as <text:s/>focus level increases, the box will rise. <text:s/>If you focus remains constant at a certain level, the box will hover at an appropriate height. <text:s/>If the user begins to lose focus, the box will fall, and may eventually be released from the cursor's control. <text:s/>This will force you to try and train your brain to focus to keep the box afloat. <text:s text:c="2"/>Like in “Calibrate”, the box can be moved side to side by gaze when the user is focusing on it, but this serves no functionality for this level. <text:s/>The score for this level is determined by Average Focus Level, Peak Focus Level, and Amount of Time Box Remained Above Threshold (sec). <text:s/></text:p>
      <text:p text:style-name="P1"><text:tab/>The second level of the game once again presents the user with a single box, but this time on a platform on the left side of the screen. <text:s/>The goal is to lift the box with focus, and then move it over to another platform on the right side of the screen. <text:s/>The controls for this level are identical to those for the first level. <text:s/>However, this level has no time limit. <text:s/>The score for this level is determined by Average Focus Level, Peak Focus Level, and <text:s/>Time to Completion (sec). <text:s/></text:p>
      <text:p text:style-name="P1"><text:tab/>The third level changes the formula a bit. <text:s/>The user controls the cursor with their gaze as in the previous levels. <text:s/>However, instead of moving boxes, the user is faced with a multitude of bombs falling from the top of the screen. <text:s/>The bombs can be detonated if the user looks at them with a sufficient level <text:soft-page-break/>of focus. <text:s/>In this level, the number of bombs detonated by the user is tracked at the top of the screen, a long with a counter displaying how much time is left in seconds. <text:s/>The goal of this level is to detonate as many bombs as possible within the time limit. <text:s/>The score for this level is determined by Average Focus Level, Peak Focus Level, and Number of Bombs Detonated. <text:s/></text:p>
      <text:p text:style-name="P2"><text:span text:style-name="T2">Game Results</text:span></text:p>
      <text:p text:style-name="P2"><text:tab/><text:span text:style-name="T5">Once all three levels are completed, a screen is displayed with your overall score (your MindMuscle). <text:s/>This score is calculated by averaging each level's Average Focus, Peak Focus, and third unique factor, and then weighing each of these three averages and adding them. <text:s text:c="2"/>The Average Focus component is weighted at 50%, the Peak Focus at 20%, and then the completion factors at 30%. <text:s/>A QR code is also displayed, leading you to our website and an info-graph of your results.</text:span></text:p>
      <text:p text:style-name="P3"><text:span text:style-name="T2">Results</text:span></text:p>
      <text:p text:style-name="P1">If you’ve already explored and exhausted all the available options in the game, and still thirst for more in-depth analysis, you might want to consider using the <text:s/><text:span text:style-name="T4">Results </text:span>Mode <text:span text:style-name="T4">to get live graphical feedback on your focus level</text:span>. <text:span text:style-name="T4">To access</text:span> this mode from the main menu, <text:span text:style-name="T4">click on “Results”</text:span>. Once clicked, the program will start to record your brain readings and write them to a file. The program will always append to the file “brain.out”, and create it if it does not exist, so you don’t have to worry about any data being overwritten. <text:span text:style-name="T4">Hitting the “Escape”</text:span> <text:span text:style-name="T4">key </text:span>will take you back to the menu. The program continually writes to the disk, so even if you shut down the computer before clicking stop, you will not <text:span text:style-name="T4">lose </text:span>any of your data. <text:s/><text:span text:style-name="T4">At the same time, a live graph of your focus level vs time is generated, allowing you to visually track your focus level alone.</text:span></text:p>
      <text:p text:style-name="P1"><text:soft-page-break/>Having <text:span text:style-name="T4">access to the raw focus</text:span> data will <text:span text:style-name="T4">also</text:span> allow you to generate reports. You may wish to use your own programs for analysis. Giving you the raw data is a powerful way for you to integrate these brainwaves in any application. <text:s/></text:p>
      <text:p text:style-name="Standard"/>
      <text:p text:style-name="P2"><text:span text:style-name="T2">Troubleshooting</text:span></text:p>
      <text:list xml:id="list8486617641839608610" text:style-name="L1">
        <text:list-item>
          <text:p text:style-name="P4">When closing the game, close it by clicking the X in the top right corner of the window, and not by any other method.</text:p>
        </text:list-item>
        <text:list-item>
          <text:p text:style-name="P4">If you exit the game and the MindWave and/or your Webcam is still active (this is indicated on the MindWave by a glowing blue light on the left side), unplug the active hardware and plug them back in.</text:p>
        </text:list-item>
        <text:list-item>
          <text:p text:style-name="P4">If you get a “PORT STILL IN USE” error, unplug all hardware and plug them back in.</text:p>
        </text:list-item>
        <text:list-item>
          <text:p text:style-name="P4">As a general practice for any unsolvable error, unplug all hardware and plug them back in.</text:p>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6%"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ja" style:country-asian="JP" style:font-name-complex="F" style:font-size-complex="11pt" style:language-complex="ar" style:country-complex="SA"/>
    </style:default-style>
    <style:default-style style:family="paragraph">
      <style:paragraph-properties fo:line-height="106%"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6%"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WenQuanYi Zen Hei Sharp" style:font-family-asian="'WenQuanYi Zen Hei Sharp'" style:font-family-generic-asian="system" style:font-pitch-asian="variable" style:font-size-asian="11pt" style:language-asian="ja" style:country-asian="JP"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 style:class="text"/>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21:56:00</meta:creation-date>
    <meta:initial-creator>Maxwell Johnson</meta:initial-creator>
    <dc:language>en-US</dc:language>
    <dc:creator>Maxwell Johnson</dc:creator>
    <dc:date>2015-05-15T22:11:32.468973577</dc:date>
    <meta:editing-cycles>14</meta:editing-cycles>
    <meta:editing-duration>PT6M56S</meta:editing-duration>
    <meta:generator>LibreOffice/4.2.5.2$Linux_X86_64 LibreOffice_project/420$Build-2</meta:generator>
    <meta:document-statistic meta:table-count="0" meta:image-count="0" meta:object-count="0" meta:page-count="5" meta:paragraph-count="32" meta:word-count="1363" meta:character-count="7525" meta:non-whitespace-character-count="6130"/>
    <meta:template xlink:type="simple" xlink:actuate="onRequest" xlink:title="Normal.dotm" xlink:href=""/>
  </office:meta>
</office:document-meta>
</file>